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6ee" officeooo:paragraph-rsid="001216ee" style:font-weight-asian="bold" style:font-weight-complex="bold"/>
    </style:style>
    <style:style style:name="P2" style:family="paragraph" style:parent-style-name="Standard">
      <style:text-properties fo:font-weight="normal" officeooo:rsid="001216ee" officeooo:paragraph-rsid="001216ee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officeooo:rsid="001216ee" officeooo:paragraph-rsid="001216e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/>
      <text:p text:style-name="P2">#!/bin/bash</text:p>
      <text:p text:style-name="P2"></text:p>
      <text:p text:style-name="P2">read -p "Introduzca el nombre del archivo a inspeccionar: " FICH</text:p>
      <text:p text:style-name="P2"></text:p>
      <text:p text:style-name="P2">if [ -r $FICH ]</text:p>
      <text:p text:style-name="P2">then</text:p>
      <text:p text:style-name="P2">LECT=$(echo "se puede")</text:p>
      <text:p text:style-name="P2">else</text:p>
      <text:p text:style-name="P2">LECT=$(echo "no se puede")</text:p>
      <text:p text:style-name="P2">fi</text:p>
      <text:p text:style-name="P2"></text:p>
      <text:p text:style-name="P2">if [ -w $FICH ]</text:p>
      <text:p text:style-name="P2">then</text:p>
      <text:p text:style-name="P2">ESCR=$(echo "se puede")</text:p>
      <text:p text:style-name="P2">else</text:p>
      <text:p text:style-name="P2">ESCR=$(echo "no se puede")</text:p>
      <text:p text:style-name="P2">fi</text:p>
      <text:p text:style-name="P2"></text:p>
      <text:p text:style-name="P2"></text:p>
      <text:p text:style-name="P2">if [ -x $FICH ]</text:p>
      <text:p text:style-name="P2">then</text:p>
      <text:p text:style-name="P2">EJEC=$(echo "se puede")</text:p>
      <text:p text:style-name="P2">else</text:p>
      <text:p text:style-name="P2">EJEC=$(echo "no se puede")</text:p>
      <text:p text:style-name="P2">fi</text:p>
      <text:p text:style-name="P2"></text:p>
      <text:p text:style-name="P2"></text:p>
      <text:p text:style-name="P2">echo "El fichero $FICH $LECT leer, $ESCR escribir y $EJEC ejecutar"</text:p>
      <text:p text:style-name="P2"/>
      <text:p text:style-name="P2"/>
      <text:p text:style-name="P2"/>
      <text:p text:style-name="P1">Ejercicio 2</text:p>
      <text:p text:style-name="P1"/>
      <text:p text:style-name="P2">#!/bin/bash</text:p>
      <text:p text:style-name="P2"></text:p>
      <text:p text:style-name="P2">for FICH in $*</text:p>
      <text:p text:style-name="P2">do</text:p>
      <text:p text:style-name="P2"></text:p>
      <text:p text:style-name="P2"><text:tab/>if [ -f $FICH ]</text:p>
      <text:p text:style-name="P2"><text:tab/>then</text:p>
      <text:p text:style-name="P2"><text:tab/><text:tab/>more $FICH</text:p>
      <text:p text:style-name="P2"><text:tab/>fi</text:p>
      <text:p text:style-name="P2">do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Ejercicio 3</text:p>
      <text:p text:style-name="P2">#!/bin/bash</text:p>
      <text:p text:style-name="P2"></text:p>
      <text:p text:style-name="P2">if [ -d $1 ]</text:p>
      <text:p text:style-name="P2">then</text:p>
      <text:p text:style-name="P2"><text:tab/>ls -lR $1 | pr -l23 | more</text:p>
      <text:p text:style-name="P2">fi</text:p>
      <text:p text:style-name="P2"/>
      <text:p text:style-name="P2"/>
      <text:p text:style-name="P1">Ejercicio 4</text:p>
      <text:p text:style-name="P1"/>
      <text:p text:style-name="P2">#!/bin/bash</text:p>
      <text:p text:style-name="P2"></text:p>
      <text:p text:style-name="P2">if [ -f $1 ]</text:p>
      <text:p text:style-name="P2">then</text:p>
      <text:p text:style-name="P2">chmod ug+x $1</text:p>
      <text:p text:style-name="P2">ls -l $1</text:p>
      <text:p text:style-name="P2">fi</text:p>
      <text:p text:style-name="P2"/>
      <text:p text:style-name="P1">Ejercicio 5</text:p>
      <text:p text:style-name="P1"/>
      <text:p text:style-name="P2">#!/bin/bash</text:p>
      <text:p text:style-name="P2"></text:p>
      <text:p text:style-name="P2">mkdir -p ~/bin/</text:p>
      <text:p text:style-name="P2"></text:p>
      <text:p text:style-name="P2">CONTADOR=0</text:p>
      <text:p text:style-name="P2"></text:p>
      <text:p text:style-name="P2">for FICH in *</text:p>
      <text:p text:style-name="P2">do</text:p>
      <text:p text:style-name="P2"></text:p>
      <text:p text:style-name="P2"><text:tab/>if [ -x $FICH ]</text:p>
      <text:p text:style-name="P2"><text:tab/>then</text:p>
      <text:p text:style-name="P2"><text:tab/>cp -f $FICH ~/bin/</text:p>
      <text:p text:style-name="P2"><text:tab/>echo $FICH</text:p>
      <text:p text:style-name="P2"><text:tab/>CONTADOR=$((${CONTADOR}+1))</text:p>
      <text:p text:style-name="P2"><text:tab/>fi</text:p>
      <text:p text:style-name="P2">done</text:p>
      <text:p text:style-name="P2"></text:p>
      <text:p text:style-name="P2">echo "Total de archivos copiados $CONTADOR"</text:p>
      <text:p text:style-name="P2"/>
      <text:p text:style-name="P1">Ejercicio 6</text:p>
      <text:p text:style-name="P1"/>
      <text:p text:style-name="P2">#!/bin/bash</text:p>
      <text:p text:style-name="P2"></text:p>
      <text:p text:style-name="P2">echo "USUARIO:HOME:SHELL"</text:p>
      <text:p text:style-name="P2"></text:p>
      <text:p text:style-name="P2">for USUARIO in /etc/passwd</text:p>
      <text:p text:style-name="P2">do</text:p>
      <text:p text:style-name="P2">echo "$(cut -d: -f1,6,7 $USUARIO|sort)"</text:p>
      <text:p text:style-name="P2">done</text:p>
      <text:p text:style-name="P2"/>
      <text:p text:style-name="P2"/>
      <text:p text:style-name="P1"><text:soft-page-break/>Ejercicio 7</text:p>
      <text:p text:style-name="P2"/>
      <text:p text:style-name="P2">#!/bin/bash</text:p>
      <text:p text:style-name="P2">menu()</text:p>
      <text:p text:style-name="P2">{</text:p>
      <text:p text:style-name="P2">clear</text:p>
      <text:p text:style-name="P2">echo "1) Mostrar grupos y sus usuario ordenados por nombre de grupo"</text:p>
      <text:p text:style-name="P2">echo "2) Mostrar grupos y sus usuario ordenados por numero de grupo"</text:p>
      <text:p text:style-name="P2">echo "3) Salir del programa"</text:p>
      <text:p text:style-name="P2">read -p "Selecciona una opcion del menu: " OP</text:p>
      <text:p text:style-name="P2"></text:p>
      <text:p text:style-name="P2">case $OP in</text:p>
      <text:p text:style-name="P2"><text:tab/>1)<text:tab/>clear</text:p>
      <text:p text:style-name="P2"><text:tab/><text:tab/>echo "Nombre:ID_Grupo:Usuarios"</text:p>
      <text:p text:style-name="P2"><text:tab/><text:tab/>sort /etc/group |cut -d: -f1,3,4;;</text:p>
      <text:p text:style-name="P2"></text:p>
      <text:p text:style-name="P2"></text:p>
      <text:p text:style-name="P2"><text:tab/>2)<text:tab/>clear</text:p>
      <text:p text:style-name="P2"><text:tab/><text:tab/>echo "Nombre:ID_Grupo:Usuarios"</text:p>
      <text:p text:style-name="P2"><text:tab/><text:tab/>sort -n -t: -k3 /etc/group |cut -d: -f1,3,4;;</text:p>
      <text:p text:style-name="P2"></text:p>
      <text:p text:style-name="P2"><text:tab/>3)exit;;</text:p>
      <text:p text:style-name="P2">esac</text:p>
      <text:p text:style-name="P2">read -p "Enter para continuar..."</text:p>
      <text:p text:style-name="P2"></text:p>
      <text:p text:style-name="P2">}</text:p>
      <text:p text:style-name="P2"></text:p>
      <text:p text:style-name="P2">$OP = 0</text:p>
      <text:p text:style-name="P2">until [ $OP -eq 3 ]</text:p>
      <text:p text:style-name="P2">do</text:p>
      <text:p text:style-name="P2">menu</text:p>
      <text:p text:style-name="P2">done</text:p>
      <text:p text:style-name="P2"/>
      <text:p text:style-name="P2"/>
      <text:p text:style-name="P1">Ejercicio 8</text:p>
      <text:p text:style-name="P1"/>
      <text:p text:style-name="P2">#!/bin/bash</text:p>
      <text:p text:style-name="P2">id $1 &gt; /dev/null 2&gt;&amp;1</text:p>
      <text:p text:style-name="P2"></text:p>
      <text:p text:style-name="P2">if [ $? -eq 0 ]</text:p>
      <text:p text:style-name="P2">then</text:p>
      <text:p text:style-name="P2">echo "ID USUARIO<text:tab/>ID GRUPO<text:tab/>GRUPO PRIMARIO,GRUPOS SEGUNDARIOS"</text:p>
      <text:p text:style-name="P2">id $1</text:p>
      <text:p text:style-name="P2">f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Ejercicio 9</text:p>
      <text:p text:style-name="P1"/>
      <text:p text:style-name="P2">#!/bin/bash</text:p>
      <text:p text:style-name="P2"></text:p>
      <text:p text:style-name="P2">cat /etc/group |grep ${1}: 2&gt;/dev/null</text:p>
      <text:p text:style-name="P2"/>
      <text:p text:style-name="P1">Ejercicio 10</text:p>
      <text:p text:style-name="P1"/>
      <text:p text:style-name="P2">#!/bin/bash</text:p>
      <text:p text:style-name="P2"></text:p>
      <text:p text:style-name="P2">ligass()</text:p>
      <text:p text:style-name="P2">{</text:p>
      <text:p text:style-name="P2">read -p "Selecciona la carpeta a listar: " DIR</text:p>
      <text:p text:style-name="P2">ls -l $DIR |grep '^l'</text:p>
      <text:p text:style-name="P2">}</text:p>
      <text:p text:style-name="P2"></text:p>
      <text:p text:style-name="P2">ligash()</text:p>
      <text:p text:style-name="P2">{</text:p>
      <text:p text:style-name="P2">read -p "Selecciona la carpeta a listar: " DIR</text:p>
      <text:p text:style-name="P2">ls -l $DIR |grep ' 2 '</text:p>
      <text:p text:style-name="P2">}</text:p>
      <text:p text:style-name="P2"></text:p>
      <text:p text:style-name="P2">OP=0</text:p>
      <text:p text:style-name="P2">until [ OP -eq 3 ]</text:p>
      <text:p text:style-name="P2">do</text:p>
      <text:p text:style-name="P2">clear</text:p>
      <text:p text:style-name="P2">echo "1) Ejecutar ligass"</text:p>
      <text:p text:style-name="P2">echo "2) Ejecutar ligash"</text:p>
      <text:p text:style-name="P2">echo "3) Salir"</text:p>
      <text:p text:style-name="P2">read -p "Selecciona tu opcion: " OP</text:p>
      <text:p text:style-name="P2"></text:p>
      <text:p text:style-name="P2"></text:p>
      <text:p text:style-name="P2">case $OP in</text:p>
      <text:p text:style-name="P2"><text:tab/>1)ligass</text:p>
      <text:p text:style-name="P2"><text:tab/>read -p "Enter para continuar...";;</text:p>
      <text:p text:style-name="P2"><text:tab/>2)ligash</text:p>
      <text:p text:style-name="P2"><text:tab/>read -p "Enter para continuar...";;</text:p>
      <text:p text:style-name="P2"><text:tab/>3)exit;;</text:p>
      <text:p text:style-name="P2">esac</text:p>
      <text:p text:style-name="P2"></text:p>
      <text:p text:style-name="P2">done</text:p>
      <text:p text:style-name="P2"/>
      <text:p text:style-name="P1"/>
      <text:p text:style-name="P3">Ejercicio 11</text:p>
      <text:p text:style-name="P2"/>
      <text:p text:style-name="P2">#/bin/bash</text:p>
      <text:p text:style-name="P2"></text:p>
      <text:p text:style-name="P2">HORA=$(date | cut -d" " -f4 |cut -d: -f1)</text:p>
      <text:p text:style-name="P2"></text:p>
      <text:p text:style-name="P2">NOMBRE=$(cat /etc/passwd |grep $LOGNAME |cut -d: -f5 |cut -d, -f1)</text:p>
      <text:p text:style-name="P2"></text:p>
      <text:p text:style-name="P2"></text:p>
      <text:p text:style-name="P2">if [ $HORA -ge 05 ] &amp;&amp; [ $HORA -lt 13 ]</text:p>
      <text:p text:style-name="P2">then</text:p>
      <text:p text:style-name="P2"><text:tab/>echo "Buenos dias, $NOMBRE"</text:p>
      <text:p text:style-name="P2"></text:p>
      <text:p text:style-name="P2">elif [ $HORA -ge 13 ] &amp;&amp; [ $HORA -lt 20 ]</text:p>
      <text:p text:style-name="P2">then</text:p>
      <text:p text:style-name="P2"><text:tab/>echo "Buenas tardes, $NOMBRE"</text:p>
      <text:p text:style-name="P2">else</text:p>
      <text:p text:style-name="P2"><text:tab/>echo "Buenas noches, $NOMBRE"</text:p>
      <text:p text:style-name="P2">fi</text:p>
      <text:p text:style-name="P2"/>
      <text:p text:style-name="P1">Ejercicio 12</text:p>
      <text:p text:style-name="P1"/>
      <text:p text:style-name="P2">#!/bin/bash</text:p>
      <text:p text:style-name="P2"></text:p>
      <text:p text:style-name="P2">TOT=0</text:p>
      <text:p text:style-name="P2">BYT=$(cat respaldo.error |cut -d" " -f4)</text:p>
      <text:p text:style-name="P2"></text:p>
      <text:p text:style-name="P2">for SUM in $BYT</text:p>
      <text:p text:style-name="P2">do</text:p>
      <text:p text:style-name="P2">TOT=$(($TOT + $SUM))</text:p>
      <text:p text:style-name="P2">done</text:p>
      <text:p text:style-name="P2"></text:p>
      <text:p text:style-name="P2">echo "El total en Bytes es: $TOT Bytes"</text:p>
      <text:p text:style-name="P2"></text:p>
      <text:p text:style-name="P2">MiB=$(($TOT / 1024))</text:p>
      <text:p text:style-name="P2">echo "El total en MebiBytes es: $MiB MiB"</text:p>
      <text:p text:style-name="P2"></text:p>
      <text:p text:style-name="P2">GiB=$(($MiB / 1024))</text:p>
      <text:p text:style-name="P2">echo "El total en GibiBytes es: $GiB GiB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9T18:18:42.211190872</meta:creation-date>
    <dc:date>2015-10-29T18:26:34.675346765</dc:date>
    <dc:creator>RAMON SERGIO</dc:creator>
    <meta:editing-duration>P0D</meta:editing-duration>
    <meta:editing-cycles>1</meta:editing-cycles>
    <meta:document-statistic meta:table-count="0" meta:image-count="0" meta:object-count="0" meta:page-count="5" meta:paragraph-count="197" meta:word-count="488" meta:character-count="2763" meta:non-whitespace-character-count="2226"/>
    <meta:generator>LibreOffice/4.2.8.2$Linux_X86_64 LibreOffice_project/420m0$Build-2</meta:generator>
  </office:meta>
</office:document-meta>
</file>